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font-name="Times New Roman1" style:text-underline-style="solid" style:text-underline-width="auto" style:text-underline-color="font-color"/>
    </style:style>
    <style:style style:name="T9" style:family="text">
      <style:text-properties style:text-line-through-style="none" style:font-name="Times New Roman" style:text-underline-style="none"/>
    </style:style>
    <style:style style:name="T10" style:family="text">
      <style:text-properties style:text-line-through-style="none" style:font-name="Times New Roman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3_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89</text:p>
      <text:p text:style-name="P2">Month<text:tab/><text:tab/><text:tab/><text:tab/><text:tab/><text:tab/></text:p>
      <text:p text:style-name="P2">Year<text:tab/><text:tab/><text:tab/><text:tab/><text:tab/><text:tab/>1889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Anniversaries; Reform Judaism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On the 38th anniversary/</text:p>
      <text:p text:style-name="P7">of my ministration(/)89/</text:p>
      <text:p text:style-name="P7"/>
      <text:p text:style-name="P6">[Page 1]</text:p>
      <text:p text:style-name="P6">Brethren. <text:s/>Ought I to rejoice, or to lament upon/ this Sabbath, commemorative of a leading event/ in my life? <text:s/>Thirty eight years ago I <text:span text:style-name="T2">ascended</text:span><text:span text:style-name="T5"> took my/ stand for the first time at this same </text:span><text:span text:style-name="T6">Tebah</text:span><text:span text:style-name="T7">, which/ has served as a prayer-reading desk and a pul-/-pit to several of my clerical predecessors, as/ well as to myself. <text:s/>But none since the esta-/-blishment of the pioneer Hebrew congregation/ of Philadelphia, that reckons almost a decade/ over a century, ministered during so long a term/ uninterruptedly, as he who now addresses you. <text:s/>That/ is a privilege which I acknowledge at the hand/ of the Supreme Ruler of human affairs, hence I might/ be glad that I was permitted to remain thus steadily at/ my post. <text:s/>But as I search for what I would delight/ to find, I miss it. <text:s/>With a few exceptions--and/ may they who are such continue with us </text:span><text:span text:style-name="T3">as such</text:span><text:span text:style-name="T7"> in the fruition/ of health and strength--those who listened to my im-/-perfect delivery on the Sabbath succeeding the Purim/ of 1851, have gone from hence for ever. <text:s/>It was na-/-tural and beyond my control, therefore it should not/</text:span></text:p>
      <text:p text:style-name="P6"><text:span text:style-name="T7"/></text:p>
      <text:p text:style-name="P6"><text:span text:style-name="T7">[Page 2]</text:span></text:p>
      <text:p text:style-name="P6"><text:span text:style-name="T7">be a cause of complaint, but the offspring,/ the sons and daughters of the departed do not, to any/ appreciable extent, fill up the places left vacant/ by the decease of their parents, consequently I have reasons to grieve. <text:s/>Were it not/ that brothers and sisters in faith from abroad, or/ from religious bodies </text:span><text:soft-page-break/><text:span text:style-name="T7">that deemed it necessary to/ dissolve, had closed up the gap, our </text:span><text:span text:style-name="T6">Mickv</text:span><text:span text:style-name="T8">é</text:span><text:span text:style-name="T9">/ </text:span><text:span text:style-name="T10">Isra</text:span><text:span text:style-name="T8">è</text:span><text:span text:style-name="T10">l</text:span><text:span text:style-name="T9">, "the hope of Israel" would have altogether/ ceased to exist. <text:s/>Upon that I ponder with/ self-reflection. <text:s/>I observe that all regular congre-/-gations in this city--leaving aside those of a very/ recent date in a Southern direction-have gradually lapsed/ into the so-called "Reform", as means to increase/ the attendance at their respective Synagogues./ <text:s/>It does not lie in my power to personally ascertain/ whether the end has been invariably reached, but/ communing with my own self I often ask, whe-/-ther my declination to let ours follow a similar/ plan is not obstinacy rather than consistency,/ whether it has or it has not some of the leaven of human pride that loves exclusiveness./ Many have so condemned it, loudly enough to </text:span><text:span text:style-name="T4">let</text:span><text:span text:style-name="T9"> make/ me hear that at my door lies the fault of having/</text:span></text:p>
      <text:p text:style-name="P6"><text:span text:style-name="T9"/></text:p>
      <text:p text:style-name="P6"><text:span text:style-name="T9">[Page 3]</text:span></text:p>
      <text:p text:style-name="P6"><text:span text:style-name="T9">driven the rising generation to other shrines./ <text:s/>It is contended that if <text:s/>I had abridged the </text:span><text:span text:style-name="T4">ritual</text:span><text:span text:style-name="T9"> formulary of prayers;/ changed it into </text:span><text:span text:style-name="T4">a spoken language </text:span><text:span text:style-name="T9"><text:s/>the vernacular, recognized the ef-/-fectiveness of choral music, and introduced the seating/ arrangement, as generally adopted, I would not have/ lost what was ours by inheritance. <text:s/>Heavy is/ the charge, and heavily it lays on my heart, but on/ the day </text:span><text:span text:style-name="T4">which</text:span><text:span text:style-name="T9"> that recalls my undertaking of a mission,/ which impressed me so profoundly with its responsi-/-bilities that <text:s/>twice, in former years, I had resolved to aban-/-don it, and I only retained it in deference to the earnest/ </text:span><text:span text:style-name="T4">request</text:span><text:span text:style-name="T9"> solicitations of friends; on this Sabbath I may confess why/ I preferred </text:span><text:span text:style-name="T4">to</text:span><text:span text:style-name="T9"> bearing the reproach of </text:span><text:span text:style-name="T4">some</text:span><text:span text:style-name="T9"> many to altering the/ course of my ministration. <text:s/>Little as I am given/ to self-appreciation, when I think calmly and dispassionate-/-ly, </text:span><text:span text:style-name="T4">think,</text:span><text:span text:style-name="T9"> I cannot consider adherence to a solemn promise,/ sheer obstinacy. <text:s/>At the period that I entered upon/ my official duties, Reform was unknown in Philadelphia./ <text:s/>It had scarcely </text:span><text:span text:style-name="T4">any</text:span><text:span text:style-name="T9"> foothold in the United States/ anywhere. <text:s/>I then affixed my signature to a/ paper which bound me to the performance of certain/</text:span></text:p>
      <text:p text:style-name="P6"><text:span text:style-name="T9"/></text:p>
      <text:p text:style-name="P6"><text:span text:style-name="T9">[Page 4]</text:span></text:p>
      <text:p text:style-name="P6"><text:span text:style-name="T9">functions conformably to the regulations, which/ had governed this Congregation from its origin. <text:s/>I/ might not have approved of the document in all its/ particulars, but so long as my name remained attached/ to it, I dared not allow my conduct to oppose its/ enactments. <text:s/>Yet, what I felt unauthorized to do/ singly, I tried to accomplish by a congregational/ Union. <text:s/>Noticing the dangerous strides taken by/ a Reform which was bent on casting down every land-/mark set up by the ancients, I began some twenty/ five years ago to agitate the question of a revision/ to the Jewish liturgy and ritual laws, under an/ advisory council, with the view of uniting American/ Israelites in worship, in school training, and in out-/-ward practices. <text:s/>Finally in 1875, the late Reverend/ Samuel Myer Isaacs of New York, then editor of the/ </text:span><text:span text:style-name="T10">Jewish Messenger</text:span><text:span text:style-name="T9">, issued a call for a meeting of/ those among the ministers who shared my </text:span><text:span text:style-name="T4">views</text:span><text:span text:style-name="T9"> sentiments, as ex-/-pressed in a series of articles. <text:s/>The attempt proved/ abortive. <text:s/>No alternative was left to me but/ either to add to the existing evil by presuming to do/ alone what would have been a breach of promise, and/</text:span></text:p>
      <text:p text:style-name="P6"><text:span text:style-name="T9"/></text:p>
      <text:p text:style-name="P6"><text:span text:style-name="T9">[Page 5]</text:span></text:p>
      <text:p text:style-name="P6"><text:span text:style-name="T9">would have surely </text:span><text:span text:style-name="T4">caused</text:span><text:span text:style-name="T9"> created a division </text:span><text:span text:style-name="T4">in</text:span><text:span text:style-name="T9"> fatal to this religious/ body; or to proceed as heretofore suitably to the/ accepted Sephardic customs, in which I myself </text:span><text:span text:style-name="T4">was</text:span><text:span text:style-name="T9"> have/ been raised. <text:s/>I chose the latter course, admitting/ unreservedly its being open to improvements. <text:s/>Had/ I yielded to the pressure, sometime brought upon/ me </text:span><text:span text:style-name="T4">imperiously</text:span><text:span text:style-name="T9"> overbearingly, I might perhaps have gained/ back, for a short </text:span><text:span text:style-name="T4">time</text:span><text:span text:style-name="T9"> season a few of those who had become/ estranged from this Syangogue, but only at the risk/ of alienating from it altogether the largest number who would/ not have submitted to arbitrary innovations./</text:span></text:p>
      <text:p text:style-name="P6"><text:span text:style-name="T9">But is it so, in all truth, that the </text:span><text:span text:style-name="T4">children</text:span><text:span text:style-name="T9"> progeny of our/ old members </text:span><text:span text:style-name="T4">have</text:span><text:span text:style-name="T9"> left us to become affiliated to/ congregations more congenial with their mode of/ thinking? <text:s/>Sorrowfully I acknowledge that/ not even such a non-descript as that body, which/ </text:span><text:span text:style-name="T4">boasts of brays</text:span><text:span text:style-name="T9"> flauntingly proclaims its radical Reform, </text:span><text:soft-page-break/><text:span text:style-name="T9">holding Sunday services,/ making light of the Passover, declaring its indif-/-ference to the atonement fast, quoting the man/ of Nazareth, and placing him in juxtaposition/ with Israel's prophets; no, not even the building/ of such in which Hebrew is cried down, and Christian/</text:span></text:p>
      <text:p text:style-name="P6"><text:span text:style-name="T9"/></text:p>
      <text:p text:style-name="P6"><text:span text:style-name="T9">[Page 6]</text:span></text:p>
      <text:p text:style-name="P6"><text:span text:style-name="T9">singing echoes forth, can boast of having drawn/ the men and women whom we have lost. <text:s/>Inex-/-pressible</text:span><text:span text:style-name="T4">y</text:span><text:span text:style-name="T9"> </text:span><text:span text:style-name="T4">satisfaction</text:span><text:span text:style-name="T9"> would have been my satisfaction to have kept them loyally/ within the fold of Judaism, but by no fault of mine/ </text:span><text:span text:style-name="T4">own</text:span><text:span text:style-name="T9"> has agno</text:span><text:span text:style-name="T4">t</text:span><text:span text:style-name="T9">sticism seized upon them, and mate-/-rialism made them its votaries. <text:s/>They are found/ nowhere among Jews, nor could they be converted to/ the ancestral faith by the preaching of pulpits, which/ are but dynamites to </text:span><text:span text:style-name="T4">undermine and blow</text:span><text:span text:style-name="T9"> shutter into atoms/ the fabric of Israel's religion. <text:s/>The West has/ largely helped insidiously to sap its foundation, and </text:span><text:span text:style-name="T4">in my</text:span><text:span text:style-name="T9"> I spurred on/ </text:span><text:span text:style-name="T4">wrath at the</text:span><text:span text:style-name="T9"> to the defence by the </text:span><text:span text:style-name="T4">[?]</text:span><text:span text:style-name="T9"> vacillating conduct of the man I had once/ weakly trusted, notwithstanding its reprehensible/ antecedents,--the man who presides over the destiny/ of the Cincinnati College, and who presided in/ Pittsburg at a conference that framed an anti-/Jew-/-ish platform,--I, </text:span><text:span text:style-name="T4">looked</text:span><text:span text:style-name="T9"> cast about for a counteracting force,/ and </text:span><text:span text:style-name="T4">designed</text:span><text:span text:style-name="T9"> planned the Jewish Theological Seminary/ which I </text:span><text:span text:style-name="T4">set</text:span><text:span text:style-name="T9"> planted the Jewish Theological Seminary/ which I </text:span><text:span text:style-name="T4">set</text:span><text:span text:style-name="T9"> planted in New York. <text:s/>What fruits this will/ bring forth, it is too premature to </text:span><text:span text:style-name="T4">say</text:span><text:span text:style-name="T9"> divine. <text:s/>My/ hopes and my prayers are for its success./</text:span></text:p>
      <text:p text:style-name="P6"><text:span text:style-name="T9"/></text:p>
      <text:p text:style-name="P6"><text:span text:style-name="T9">[Page 7]</text:span></text:p>
      <text:p text:style-name="P6"><text:span text:style-name="T9">Much will depend on the support the insti-/-tution receives, whether the ideas which gave it/ origin, will result blissfully. <text:s/>Meanwhile/ the weeds at home grow daily more pressing, and/ my age and my labors ought to command suffi-/-cient influence to supply those wants. <text:s/>But the six or seven/ hundred children whom I met last Sunday at/ Kelly's hall, proved my insufficiency. <text:s/>If the/ words I speak, carried any weight, the building which/ I have long pleaded for would have arisen, though its cost/ be large. <text:s/>Mission schools would not allege as a/ reason for sheltering Hebrew infants, the absence of/ such conveniences as they offer to the squalid, the un-/-tutored and the destitute. <text:s/>But wherefor[sic!] shall I com-/-plain of my powerlessness outside of the Synagogue,/ when the Synagogue itself, where I ought to wield/ some influence shows that thirty eight years have failed/ to </text:span><text:span text:style-name="T4">endow</text:span><text:span text:style-name="T9"> clothe me with it? <text:s/>The demeanour of those/ who habitually leave it that they may not listen,/ and of others who deliberately remain listless, clearly/ manifests the feeble hold I have on the minds of/ my constituents. <text:s/>I shall not add another word,/</text:span></text:p>
      <text:p text:style-name="P6"><text:span text:style-name="T9"/></text:p>
      <text:p text:style-name="P6"><text:span text:style-name="T9">[Page 8]</text:span></text:p>
      <text:p text:style-name="P6"><text:span text:style-name="T9">lest I be suspected of craving for the </text:span><text:span text:style-name="T4">approval</text:span><text:span text:style-name="T9">,/ </text:span><text:span text:style-name="T4">or the</text:span><text:span text:style-name="T9"> plaudits of the world, rather than the inward/ satisfaction of discharging a duty. <text:s/>But I have/ said it lately; prayers without instruction may de-/-generate into habits profitly[sic!] to individuals or to society./ <text:s/>If better teaching, a more attractive diction, greater/ force in </text:span><text:span text:style-name="T4">expressing</text:span><text:span text:style-name="T9"> enunciating truths are demanded, why, I shall/ not stand in the way of procuring the desired object./ <text:s/>I also would rejoice over a crowded assemblage, </text:span><text:span text:style-name="T4">while</text:span><text:span text:style-name="T9"> whereas/ I now lament a decrease of number; I also would rejoice/ that from this pulpit the fire of inspiration issues forth/ to melt the hardness of hearts harboring sin, </text:span><text:span text:style-name="T4">while</text:span><text:span text:style-name="T9"> whereas/ I now lament the desecration of Sabbath and festivals,/ the disregard of dietary laws by men and women who con-/-tribute to the maintenance of a conservative Synagogue/ and its minister. <text:s/>I also would rejoice over a revival/ of the Hebrew language brought about by this body of/ Jews, </text:span><text:span text:style-name="T4">while</text:span><text:span text:style-name="T9"> whereas I now lament its decay---the forerun-/-er of dangers to Israel's unity. <text:s/>Brethren. <text:s/>As I have/ freely disclosed to day my sentiments, so do you consider/ what may best </text:span><text:span text:style-name="T4">fe</text:span><text:span text:style-name="T9"> benefit our common belief, the status/</text:span></text:p>
      <text:p text:style-name="P6"><text:span text:style-name="T9"/></text:p>
      <text:p text:style-name="P6"><text:span text:style-name="T9">[Page 9]</text:span></text:p>
      <text:p text:style-name="P6"><text:span text:style-name="T9">of our own population in Philadelphia and the character/ of the venerable congregation, that I have tried </text:span><text:soft-page-break/><text:span text:style-name="T9">faithfully/ to serve thirty eight years./</text:span></text:p>
      <text:p text:style-name="P6"><text:span text:style-name="T9">(Here follows an address to two </text:span><text:span text:style-name="T10">Bar Mitzvah</text:span><text:span text:style-name="T9">.)/</text:span></text:p>
      <text:p text:style-name="P6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01T11:13:37.29</meta:creation-date>
    <meta:document-statistic meta:table-count="0" meta:image-count="0" meta:object-count="0" meta:page-count="5" meta:paragraph-count="83" meta:word-count="1786" meta:character-count="11008"/>
    <dc:date>2012-10-01T11:50:55.45</dc:date>
    <dc:creator>Penn Libraries</dc:creator>
    <meta:editing-duration>PT00H04M16S</meta:editing-duration>
    <meta:editing-cycles>1</meta:editing-cycles>
    <meta:generator>OpenOffice.org/3.2$Win32 OpenOffice.org_project/320m12$Build-9483</meta:generator>
  </office:meta>
</office:document-meta>
</file>